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 PL New Kai" svg:font-family="AR PL New Kai"/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4">
      <style:text-properties fo:color="#000000" fo:font-family="AR PL New Kai" style:font-family-asian="AR PL New Kai" style:font-family-complex="AR PL New Ka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Normal" style:data-style-name="NF10002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Normal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Normal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805cm" style:use-optimal-column-width="fals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99cm" fo:break-before="auto"/>
    </style:style>
    <style:style style:family="table-row" style:name="ro5">
      <style:table-row-properties style:row-height="0.5292cm" fo:break-before="auto"/>
    </style:style>
    <style:style style:family="table-column" style:name="co4">
      <style:table-column-properties style:column-width="1.905cm" style:use-optimal-column-width="true" fo:break-before="auto"/>
    </style:style>
    <style:style style:family="table-column" style:name="co5">
      <style:table-column-properties style:column-width="1.958cm" style:use-optimal-column-width="false" fo:break-before="auto"/>
    </style:style>
    <style:style style:family="table-column" style:name="co6">
      <style:table-column-properties style:column-width="2.223cm" style:use-optimal-column-width="false" fo:break-before="auto"/>
    </style:style>
    <style:style style:master-page-name="MasterPage3" style:family="table" style:name="ta3">
      <style:table-properties table:display="true"/>
    </style:style>
    <style:style style:family="table-column" style:name="co7">
      <style:table-column-properties style:column-width="1.799cm" fo:break-before="auto"/>
    </style:style>
    <style:style style:family="table-row" style:name="ro6">
      <style:table-row-properties style:row-height="0.5292cm" fo:break-before="auto"/>
    </style:style>
    <style:style style:master-page-name="MasterPage4" style:family="table" style:name="ta4">
      <style:table-properties table:display="true"/>
    </style:style>
    <style:style style:family="table-column" style:name="co8">
      <style:table-column-properties style:column-width="1.799cm" fo:break-before="auto"/>
    </style:style>
    <style:style style:family="table-row" style:name="ro7">
      <style:table-row-properties style:row-height="0.5292cm" fo:break-before="auto"/>
    </style:style>
    <style:style style:master-page-name="MasterPage5" style:family="table" style:name="ta5">
      <style:table-properties table:display="true"/>
    </style:style>
    <style:style style:family="table-column" style:name="co9">
      <style:table-column-properties style:column-width="1.799cm" fo:break-before="auto"/>
    </style:style>
    <style:style style:family="table-row" style:name="ro8">
      <style:table-row-properties style:row-height="0.5292cm" fo:break-before="auto"/>
    </style:style>
    <style:style style:master-page-name="MasterPage6" style:family="table" style:name="ta6">
      <style:table-properties table:display="true"/>
    </style:style>
    <style:style style:family="table-column" style:name="co10">
      <style:table-column-properties style:column-width="1.799cm" fo:break-before="auto"/>
    </style:style>
    <style:style style:family="table-row" style:name="ro9">
      <style:table-row-properties style:row-height="0.5027cm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11">
      <style:table-column-properties style:column-width="1.799cm" fo:break-before="auto"/>
    </style:style>
    <style:style style:family="table-row" style:name="ro15">
      <style:table-row-properties style:row-height="0.5027cm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</office:automatic-styles>
  <office:body>
    <office:spreadsheet>
      <table:table table:name="ДавлТемпВлажнос" table:style-name="ta1">
        <table:table-column table:style-name="co1" table:default-cell-style-name="Normal"/>
        <table:table-column table:style-name="co2" table:default-cell-style-name="Normal"/>
        <table:table-column table:number-columns-repeated="1022" table:style-name="co1" table:default-cell-style-name="Normal"/>
        <table:table-row table:style-name="ro2">
          <table:table-cell office:value-type="string">
            <text:p>Pа, мм рт. ст.</text:p>
          </table:table-cell>
          <table:table-cell office:value-type="float" office:value="734.60000000000002">
            <text:p>734.60000000000002</text:p>
          </table:table-cell>
          <table:table-cell table:number-columns-repeated="1024"/>
        </table:table-row>
        <table:table-row table:style-name="ro3">
          <table:table-cell office:value-type="string">
            <text:p>Tк, С</text:p>
          </table:table-cell>
          <table:table-cell office:value-type="float" office:value="22.399999999999999">
            <text:p>22.399999999999999</text:p>
          </table:table-cell>
          <table:table-cell table:number-columns-repeated="1024"/>
        </table:table-row>
        <table:table-row table:style-name="ro4">
          <table:table-cell table:style-name="ce4" office:value-type="string">
            <text:p>φ, %</text:p>
          </table:table-cell>
          <table:table-cell table:style-name="ce5" office:value-type="percentage" office:value="0.47999999999999998">
            <text:p>0.47999999999999998</text:p>
          </table:table-cell>
          <table:table-cell table:number-columns-repeated="1024"/>
        </table:table-row>
        <table:table-row table:number-rows-repeated="61" table:style-name="ro1">
          <table:table-cell table:number-columns-repeated="1024"/>
        </table:table-row>
      </table:table>
      <table:table table:name="МаксРасход" table:style-name="ta2">
        <table:table-column table:style-name="co3" table:default-cell-style-name="Normal"/>
        <table:table-column table:style-name="co4" table:default-cell-style-name="Normal"/>
        <table:table-column table:number-columns-repeated="2" table:style-name="co3" table:default-cell-style-name="Normal"/>
        <table:table-column table:style-name="co5" table:default-cell-style-name="Normal"/>
        <table:table-column table:style-name="co3" table:default-cell-style-name="Normal"/>
        <table:table-column table:style-name="co6" table:default-cell-style-name="Normal"/>
        <table:table-column table:number-columns-repeated="1017" table:style-name="co3" table:default-cell-style-name="Normal"/>
        <table:table-row table:style-name="ro5">
          <table:table-cell office:value-type="string">
            <text:p>объем</text:p>
          </table:table-cell>
          <table:table-cell office:value-type="float" office:value="5">
            <text:p>5</text:p>
          </table:table-cell>
          <table:table-cell office:value-type="string">
            <text:p>время</text:p>
          </table:table-cell>
          <table:table-cell office:value-type="float" office:value="24.649999999999999">
            <text:p>24.649999999999999</text:p>
          </table:table-cell>
          <table:table-cell office:value-type="string">
            <text:p>об. расход</text:p>
          </table:table-cell>
          <table:table-cell table:formula="of:=[.$B$1]/[.D1]" office:value-type="float" office:value="0.20283975659229211">
            <text:p>0.20283975659229211</text:p>
          </table:table-cell>
          <table:table-cell office:value-type="string">
            <text:p>масс расход</text:p>
          </table:table-cell>
          <table:table-cell table:formula="of:=[.F1]*[.$B$2]" office:value-type="float" office:value="0.23412194792198202">
            <text:p>0.23412194792198202</text:p>
          </table:table-cell>
          <table:table-cell/>
          <table:table-cell office:value-type="string">
            <text:p>ток</text:p>
          </table:table-cell>
          <table:table-cell office:value-type="float" office:value="0.081000000000000003">
            <text:p>0.081000000000000003</text:p>
          </table:table-cell>
          <table:table-cell table:number-columns-repeated="1024"/>
        </table:table-row>
        <table:table-row table:style-name="ro5">
          <table:table-cell office:value-type="string">
            <text:p>плотность</text:p>
          </table:table-cell>
          <table:table-cell table:formula="of:=0.029*[ДавлТемпВлажнос.B1]*133/8.31/(273+[ДавлТемпВлажнос.B2])" office:value-type="float" office:value="1.1542212032553711">
            <text:p>1.1542212032553711</text:p>
          </table:table-cell>
          <table:table-cell office:value-type="string">
            <text:p>с</text:p>
          </table:table-cell>
          <table:table-cell office:value-type="float" office:value="25.289999999999999">
            <text:p>25.289999999999999</text:p>
          </table:table-cell>
          <table:table-cell office:value-type="string">
            <text:p>л/с</text:p>
          </table:table-cell>
          <table:table-cell table:formula="of:=[.$B$1]/[.D2]" office:value-type="float" office:value="0.1977066034005536">
            <text:p>0.1977066034005536</text:p>
          </table:table-cell>
          <table:table-cell office:value-type="string">
            <text:p>г/с</text:p>
          </table:table-cell>
          <table:table-cell table:formula="of:=[.F2]*[.$B$2]" office:value-type="float" office:value="0.22819715366851942">
            <text:p>0.22819715366851942</text:p>
          </table:table-cell>
          <table:table-cell/>
          <table:table-cell office:value-type="string">
            <text:p>А</text:p>
          </table:table-cell>
          <table:table-cell table:number-columns-repeated="1024"/>
        </table:table-row>
        <table:table-row table:style-name="ro5">
          <table:table-cell table:number-columns-repeated="3"/>
          <table:table-cell office:value-type="float" office:value="25.07">
            <text:p>25.07</text:p>
          </table:table-cell>
          <table:table-cell/>
          <table:table-cell table:formula="of:=[.$B$1]/[.D3]" office:value-type="float" office:value="0.1994415636218588">
            <text:p>0.1994415636218588</text:p>
          </table:table-cell>
          <table:table-cell/>
          <table:table-cell table:formula="of:=[.F3]*[.$B$2]" office:value-type="float" office:value="0.23019968154275453">
            <text:p>0.23019968154275453</text:p>
          </table:table-cell>
          <table:table-cell table:number-columns-repeated="1024"/>
        </table:table-row>
        <table:table-row table:style-name="ro5">
          <table:table-cell table:number-columns-repeated="3"/>
          <table:table-cell office:value-type="float" office:value="25.050000000000001">
            <text:p>25.050000000000001</text:p>
          </table:table-cell>
          <table:table-cell/>
          <table:table-cell table:formula="of:=[.$B$1]/[.D4]" office:value-type="float" office:value="0.19960079840319361">
            <text:p>0.19960079840319361</text:p>
          </table:table-cell>
          <table:table-cell/>
          <table:table-cell table:formula="of:=[.F4]*[.$B$2]" office:value-type="float" office:value="0.23038347370366691">
            <text:p>0.23038347370366691</text:p>
          </table:table-cell>
          <table:table-cell table:number-columns-repeated="1024"/>
        </table:table-row>
        <table:table-row table:style-name="ro5">
          <table:table-cell table:number-columns-repeated="3"/>
          <table:table-cell office:value-type="float" office:value="25.079999999999998">
            <text:p>25.079999999999998</text:p>
          </table:table-cell>
          <table:table-cell/>
          <table:table-cell table:formula="of:=[.$B$1]/[.D5]" office:value-type="float" office:value="0.19936204146730463">
            <text:p>0.19936204146730463</text:p>
          </table:table-cell>
          <table:table-cell/>
          <table:table-cell table:formula="of:=[.F5]*[.$B$2]" office:value-type="float" office:value="0.23010789538583953">
            <text:p>0.23010789538583953</text:p>
          </table:table-cell>
          <table:table-cell table:number-columns-repeated="1024"/>
        </table:table-row>
        <table:table-row table:number-rows-repeated="59" table:style-name="ro5">
          <table:table-cell table:number-columns-repeated="1024"/>
        </table:table-row>
      </table:table>
      <table:table table:name="Измерения1" table:style-name="ta3">
        <table:table-column table:number-columns-repeated="1024" table:style-name="co7" table:default-cell-style-name="Normal"/>
        <table:table-row table:style-name="ro6">
          <table:table-cell office:value-type="string">
            <text:p>I</text:p>
          </table:table-cell>
          <table:table-cell office:value-type="float" office:value="166.53999999999999">
            <text:p>166.53999999999999</text:p>
          </table:table-cell>
          <table:table-cell office:value-type="float" office:value="143.30000000000001">
            <text:p>143.30000000000001</text:p>
          </table:table-cell>
          <table:table-cell office:value-type="float" office:value="171.72999999999999">
            <text:p>171.72999999999999</text:p>
          </table:table-cell>
          <table:table-cell office:value-type="float" office:value="153.84">
            <text:p>153.84</text:p>
          </table:table-cell>
          <table:table-cell office:value-type="float" office:value="129.06">
            <text:p>129.06</text:p>
          </table:table-cell>
          <table:table-cell table:number-columns-repeated="1024"/>
        </table:table-row>
        <table:table-row table:style-name="ro6">
          <table:table-cell office:value-type="string">
            <text:p>мА</text:p>
          </table:table-cell>
          <table:table-cell table:number-columns-repeated="1024"/>
        </table:table-row>
        <table:table-row table:style-name="ro6">
          <table:table-cell office:value-type="string">
            <text:p>U</text:p>
          </table:table-cell>
          <table:table-cell office:value-type="float" office:value="5.907">
            <text:p>5.907</text:p>
          </table:table-cell>
          <table:table-cell office:value-type="float" office:value="5.0700000000000003">
            <text:p>5.0700000000000003</text:p>
          </table:table-cell>
          <table:table-cell office:value-type="float" office:value="6.0800000000000001">
            <text:p>6.0800000000000001</text:p>
          </table:table-cell>
          <table:table-cell office:value-type="float" office:value="5.4470000000000001">
            <text:p>5.4470000000000001</text:p>
          </table:table-cell>
          <table:table-cell office:value-type="float" office:value="4.5709999999999997">
            <text:p>4.5709999999999997</text:p>
          </table:table-cell>
          <table:table-cell table:number-columns-repeated="1024"/>
        </table:table-row>
        <table:table-row table:style-name="ro6">
          <table:table-cell office:value-type="string">
            <text:p>В</text:p>
          </table:table-cell>
          <table:table-cell table:number-columns-repeated="1024"/>
        </table:table-row>
        <table:table-row table:style-name="ro6">
          <table:table-cell office:value-type="string">
            <text:p>N</text:p>
          </table:table-cell>
          <table:table-cell table:formula="of:=[.B1]*[.B3]" office:value-type="float" office:value="983.75177999999994">
            <text:p>983.75177999999994</text:p>
          </table:table-cell>
          <table:table-cell table:formula="of:=[.C1]*[.C3]" office:value-type="float" office:value="726.53100000000006">
            <text:p>726.53100000000006</text:p>
          </table:table-cell>
          <table:table-cell table:formula="of:=[.D1]*[.D3]" office:value-type="float" office:value="1044.1183999999998">
            <text:p>1044.1183999999998</text:p>
          </table:table-cell>
          <table:table-cell table:formula="of:=[.E1]*[.E3]" office:value-type="float" office:value="837.96648000000005">
            <text:p>837.96648000000005</text:p>
          </table:table-cell>
          <table:table-cell table:formula="of:=[.F1]*[.F3]" office:value-type="float" office:value="589.93326000000002">
            <text:p>589.93326000000002</text:p>
          </table:table-cell>
          <table:table-cell table:number-columns-repeated="1024"/>
        </table:table-row>
        <table:table-row table:style-name="ro6">
          <table:table-cell office:value-type="string">
            <text:p>мВт</text:p>
          </table:table-cell>
          <table:table-cell table:number-columns-repeated="1024"/>
        </table:table-row>
        <table:table-row table:style-name="ro6">
          <table:table-cell office:value-type="string">
            <text:p>R</text:p>
          </table:table-cell>
          <table:table-cell table:formula="of:=[.B3]/[.B1]" office:value-type="float" office:value="0.035468956406869222">
            <text:p>0.035468956406869222</text:p>
          </table:table-cell>
          <table:table-cell table:formula="of:=[.C3]/[.C1]" office:value-type="float" office:value="0.035380321004884856">
            <text:p>0.035380321004884856</text:p>
          </table:table-cell>
          <table:table-cell table:formula="of:=[.D3]/[.D1]" office:value-type="float" office:value="0.035404413905549409">
            <text:p>0.035404413905549409</text:p>
          </table:table-cell>
          <table:table-cell table:formula="of:=[.E3]/[.E1]" office:value-type="float" office:value="0.035406916276651067">
            <text:p>0.035406916276651067</text:p>
          </table:table-cell>
          <table:table-cell table:formula="of:=[.F3]/[.F1]" office:value-type="float" office:value="0.035417635208430186">
            <text:p>0.035417635208430186</text:p>
          </table:table-cell>
          <table:table-cell table:number-columns-repeated="1024"/>
        </table:table-row>
        <table:table-row table:style-name="ro6">
          <table:table-cell office:value-type="string">
            <text:p>кОм</text:p>
          </table:table-cell>
          <table:table-cell table:number-columns-repeated="1024"/>
        </table:table-row>
        <table:table-row table:style-name="ro6">
          <table:table-cell table:style-name="ce4" office:value-type="string">
            <text:p>ζ</text:p>
          </table:table-cell>
          <table:table-cell office:value-type="float" office:value="144">
            <text:p>144</text:p>
          </table:table-cell>
          <table:table-cell office:value-type="float" office:value="107">
            <text:p>107</text:p>
          </table:table-cell>
          <table:table-cell office:value-type="float" office:value="149">
            <text:p>149</text:p>
          </table:table-cell>
          <table:table-cell office:value-type="float" office:value="123">
            <text:p>123</text:p>
          </table:table-cell>
          <table:table-cell office:value-type="float" office:value="90">
            <text:p>90</text:p>
          </table:table-cell>
          <table:table-cell table:number-columns-repeated="1024"/>
        </table:table-row>
        <table:table-row table:style-name="ro6">
          <table:table-cell office:value-type="string">
            <text:p>мкВ</text:p>
          </table:table-cell>
          <table:table-cell table:number-columns-repeated="1024"/>
        </table:table-row>
        <table:table-row table:style-name="ro6">
          <table:table-cell table:style-name="ce4" office:value-type="string">
            <text:p>ΔT</text:p>
          </table:table-cell>
          <table:table-cell table:formula="of:=[.B9]/40.7" office:value-type="float" office:value="3.538083538083538">
            <text:p>3.538083538083538</text:p>
          </table:table-cell>
          <table:table-cell table:formula="of:=[.C9]/40.7" office:value-type="float" office:value="2.6289926289926289">
            <text:p>2.6289926289926289</text:p>
          </table:table-cell>
          <table:table-cell table:formula="of:=[.D9]/40.7" office:value-type="float" office:value="3.6609336609336607">
            <text:p>3.6609336609336607</text:p>
          </table:table-cell>
          <table:table-cell table:formula="of:=[.E9]/40.7" office:value-type="float" office:value="3.0221130221130217">
            <text:p>3.0221130221130217</text:p>
          </table:table-cell>
          <table:table-cell table:formula="of:=[.F9]/40.7" office:value-type="float" office:value="2.2113022113022112">
            <text:p>2.2113022113022112</text:p>
          </table:table-cell>
          <table:table-cell table:number-columns-repeated="1024"/>
        </table:table-row>
        <table:table-row table:style-name="ro6">
          <table:table-cell office:value-type="string">
            <text:p>К</text:p>
          </table:table-cell>
          <table:table-cell table:number-columns-repeated="1024"/>
        </table:table-row>
        <table:table-row table:number-rows-repeated="52" table:style-name="ro6">
          <table:table-cell table:number-columns-repeated="1024"/>
        </table:table-row>
      </table:table>
      <table:table table:name="Расход2" table:style-name="ta4">
        <table:table-column table:number-columns-repeated="1024" table:style-name="co8" table:default-cell-style-name="Normal"/>
        <table:table-row table:style-name="ro7">
          <table:table-cell office:value-type="string">
            <text:p>объем</text:p>
          </table:table-cell>
          <table:table-cell table:style-name="ce6" office:value-type="float" office:value="5">
            <text:p>5</text:p>
          </table:table-cell>
          <table:table-cell office:value-type="string">
            <text:p>время</text:p>
          </table:table-cell>
          <table:table-cell table:style-name="ce6" office:value-type="float" office:value="36.469999999999999">
            <text:p>36.469999999999999</text:p>
          </table:table-cell>
          <table:table-cell office:value-type="string">
            <text:p>об. расход</text:p>
          </table:table-cell>
          <table:table-cell table:style-name="ce6" table:formula="of:=[.$B$1]/[.D1]" office:value-type="float" office:value="0.13709898546750754">
            <text:p>0.13709898546750754</text:p>
          </table:table-cell>
          <table:table-cell office:value-type="string">
            <text:p>масс расход</text:p>
          </table:table-cell>
          <table:table-cell table:style-name="ce6" table:formula="of:=[.F1]*[.$B$2]" office:value-type="float" office:value="0.15824255597139719">
            <text:p>0.15824255597139719</text:p>
          </table:table-cell>
          <table:table-cell table:style-name="ce6"/>
          <table:table-cell office:value-type="string">
            <text:p>ток</text:p>
          </table:table-cell>
          <table:table-cell office:value-type="float" office:value="0.081000000000000003">
            <text:p>0.081000000000000003</text:p>
          </table:table-cell>
          <table:table-cell table:number-columns-repeated="1024"/>
        </table:table-row>
        <table:table-row table:style-name="ro7">
          <table:table-cell office:value-type="string">
            <text:p>плотность</text:p>
          </table:table-cell>
          <table:table-cell table:style-name="ce6" table:formula="of:=0.029*['ДавлТемпВлажнос'.B1]*133/8.31/(273+['ДавлТемпВлажнос'.B2])" office:value-type="float" office:value="1.1542212032553711">
            <text:p>1.1542212032553711</text:p>
          </table:table-cell>
          <table:table-cell office:value-type="string">
            <text:p>с</text:p>
          </table:table-cell>
          <table:table-cell table:style-name="ce6" office:value-type="float" office:value="36.310000000000002">
            <text:p>36.310000000000002</text:p>
          </table:table-cell>
          <table:table-cell office:value-type="string">
            <text:p>л/с</text:p>
          </table:table-cell>
          <table:table-cell table:style-name="ce6" table:formula="of:=[.$B$1]/[.D2]" office:value-type="float" office:value="0.13770311209033323">
            <text:p>0.13770311209033323</text:p>
          </table:table-cell>
          <table:table-cell office:value-type="string">
            <text:p>г/с</text:p>
          </table:table-cell>
          <table:table-cell table:style-name="ce6" table:formula="of:=[.F2]*[.$B$2]" office:value-type="float" office:value="0.15893985172891367">
            <text:p>0.15893985172891367</text:p>
          </table:table-cell>
          <table:table-cell table:style-name="ce6"/>
          <table:table-cell office:value-type="string">
            <text:p>А</text:p>
          </table:table-cell>
          <table:table-cell table:style-name="ce6"/>
          <table:table-cell table:number-columns-repeated="1024"/>
        </table:table-row>
        <table:table-row table:style-name="ro7">
          <table:table-cell table:style-name="ce6"/>
          <table:table-cell table:style-name="ce6"/>
          <table:table-cell table:style-name="ce6"/>
          <table:table-cell table:style-name="ce6" office:value-type="float" office:value="36.450000000000003">
            <text:p>36.450000000000003</text:p>
          </table:table-cell>
          <table:table-cell table:style-name="ce6"/>
          <table:table-cell table:style-name="ce6" table:formula="of:=[.$B$1]/[.D3]" office:value-type="float" office:value="0.1371742112482853">
            <text:p>0.1371742112482853</text:p>
          </table:table-cell>
          <table:table-cell table:style-name="ce6"/>
          <table:table-cell table:style-name="ce6" table:formula="of:=[.F3]*[.$B$2]" office:value-type="float" office:value="0.15832938316260234">
            <text:p>0.15832938316260234</text:p>
          </table:table-cell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">
          <table:table-cell table:style-name="ce6"/>
          <table:table-cell table:style-name="ce6"/>
          <table:table-cell table:style-name="ce6"/>
          <table:table-cell table:style-name="ce6" office:value-type="float" office:value="36.5">
            <text:p>36.5</text:p>
          </table:table-cell>
          <table:table-cell table:style-name="ce6"/>
          <table:table-cell table:style-name="ce6" table:formula="of:=[.$B$1]/[.D4]" office:value-type="float" office:value="0.13698630136986301">
            <text:p>0.13698630136986301</text:p>
          </table:table-cell>
          <table:table-cell table:style-name="ce6"/>
          <table:table-cell table:style-name="ce6" table:formula="of:=[.F4]*[.$B$2]" office:value-type="float" office:value="0.15811249359662619">
            <text:p>0.15811249359662619</text:p>
          </table:table-cell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number-rows-repeated="59" table:style-name="ro7">
          <table:table-cell table:number-columns-repeated="1024"/>
        </table:table-row>
      </table:table>
      <table:table table:name="Измерения2" table:style-name="ta5">
        <table:table-column table:number-columns-repeated="1024" table:style-name="co9" table:default-cell-style-name="Normal"/>
        <table:table-row table:style-name="ro8">
          <table:table-cell office:value-type="string">
            <text:p>I</text:p>
          </table:table-cell>
          <table:table-cell table:style-name="ce7" office:value-type="float" office:value="121.12">
            <text:p>121.12</text:p>
          </table:table-cell>
          <table:table-cell table:style-name="ce6" office:value-type="float" office:value="161.33000000000001">
            <text:p>161.33000000000001</text:p>
          </table:table-cell>
          <table:table-cell table:style-name="ce7" office:value-type="float" office:value="176.12">
            <text:p>176.12</text:p>
          </table:table-cell>
          <table:table-cell table:style-name="ce6" office:value-type="float" office:value="143.74000000000001">
            <text:p>143.74000000000001</text:p>
          </table:table-cell>
          <table:table-cell table:style-name="ce6" office:value-type="float" office:value="134.63">
            <text:p>134.63</text:p>
          </table:table-cell>
          <table:table-cell table:number-columns-repeated="1024"/>
        </table:table-row>
        <table:table-row table:style-name="ro8">
          <table:table-cell office:value-type="string">
            <text:p>мА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">
          <table:table-cell office:value-type="string">
            <text:p>U</text:p>
          </table:table-cell>
          <table:table-cell table:style-name="ce6" office:value-type="float" office:value="4.2999999999999998">
            <text:p>4.2999999999999998</text:p>
          </table:table-cell>
          <table:table-cell table:style-name="ce6" office:value-type="float" office:value="5.7249999999999996">
            <text:p>5.7249999999999996</text:p>
          </table:table-cell>
          <table:table-cell table:style-name="ce6" office:value-type="float" office:value="6.2359999999999998">
            <text:p>6.2359999999999998</text:p>
          </table:table-cell>
          <table:table-cell table:style-name="ce6" office:value-type="float" office:value="5.0899999999999999">
            <text:p>5.0899999999999999</text:p>
          </table:table-cell>
          <table:table-cell table:style-name="ce6" office:value-type="float" office:value="4.7690000000000001">
            <text:p>4.7690000000000001</text:p>
          </table:table-cell>
          <table:table-cell table:number-columns-repeated="1024"/>
        </table:table-row>
        <table:table-row table:style-name="ro8">
          <table:table-cell office:value-type="string">
            <text:p>В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">
          <table:table-cell office:value-type="string">
            <text:p>N</text:p>
          </table:table-cell>
          <table:table-cell table:style-name="ce6" table:formula="of:=[.B1]*[.B3]" office:value-type="float" office:value="520.81600000000003">
            <text:p>520.81600000000003</text:p>
          </table:table-cell>
          <table:table-cell table:style-name="ce6" table:formula="of:=[.C1]*[.C3]" office:value-type="float" office:value="923.61424999999997">
            <text:p>923.61424999999997</text:p>
          </table:table-cell>
          <table:table-cell table:style-name="ce6" table:formula="of:=[.D1]*[.D3]" office:value-type="float" office:value="1098.28432">
            <text:p>1098.28432</text:p>
          </table:table-cell>
          <table:table-cell table:style-name="ce6" table:formula="of:=[.E1]*[.E3]" office:value-type="float" office:value="731.63660000000004">
            <text:p>731.63660000000004</text:p>
          </table:table-cell>
          <table:table-cell table:style-name="ce6" table:formula="of:=[.F1]*[.F3]" office:value-type="float" office:value="642.05047000000002">
            <text:p>642.05047000000002</text:p>
          </table:table-cell>
          <table:table-cell table:number-columns-repeated="1024"/>
        </table:table-row>
        <table:table-row table:style-name="ro8">
          <table:table-cell office:value-type="string">
            <text:p>мВт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">
          <table:table-cell office:value-type="string">
            <text:p>R</text:p>
          </table:table-cell>
          <table:table-cell table:style-name="ce6" table:formula="of:=[.B3]/[.B1]" office:value-type="float" office:value="0.035501981505944517">
            <text:p>0.035501981505944517</text:p>
          </table:table-cell>
          <table:table-cell table:style-name="ce6" table:formula="of:=[.C3]/[.C1]" office:value-type="float" office:value="0.035486270377487132">
            <text:p>0.035486270377487132</text:p>
          </table:table-cell>
          <table:table-cell table:style-name="ce6" table:formula="of:=[.D3]/[.D1]" office:value-type="float" office:value="0.035407676584147167">
            <text:p>0.035407676584147167</text:p>
          </table:table-cell>
          <table:table-cell table:style-name="ce6" table:formula="of:=[.E3]/[.E1]" office:value-type="float" office:value="0.035411159037150405">
            <text:p>0.035411159037150405</text:p>
          </table:table-cell>
          <table:table-cell table:style-name="ce6" table:formula="of:=[.F3]/[.F1]" office:value-type="float" office:value="0.035423011215925129">
            <text:p>0.035423011215925129</text:p>
          </table:table-cell>
          <table:table-cell table:number-columns-repeated="1024"/>
        </table:table-row>
        <table:table-row table:style-name="ro8">
          <table:table-cell office:value-type="string">
            <text:p>кОм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">
          <table:table-cell table:style-name="ce4" office:value-type="string">
            <text:p>ζ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222">
            <text:p>222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136">
            <text:p>136</text:p>
          </table:table-cell>
          <table:table-cell table:number-columns-repeated="1024"/>
        </table:table-row>
        <table:table-row table:style-name="ro8">
          <table:table-cell office:value-type="string">
            <text:p>мкВ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">
          <table:table-cell table:style-name="ce4" office:value-type="string">
            <text:p>ΔT</text:p>
          </table:table-cell>
          <table:table-cell table:style-name="ce6" table:formula="of:=[.B9]/40.7" office:value-type="float" office:value="2.5307125307125307">
            <text:p>2.5307125307125307</text:p>
          </table:table-cell>
          <table:table-cell table:style-name="ce6" table:formula="of:=[.C9]/40.7" office:value-type="float" office:value="4.545454545454545">
            <text:p>4.545454545454545</text:p>
          </table:table-cell>
          <table:table-cell table:style-name="ce6" table:formula="of:=[.D9]/40.7" office:value-type="float" office:value="5.4545454545454541">
            <text:p>5.4545454545454541</text:p>
          </table:table-cell>
          <table:table-cell table:style-name="ce6" table:formula="of:=[.E9]/40.7" office:value-type="float" office:value="3.8329238329238327">
            <text:p>3.8329238329238327</text:p>
          </table:table-cell>
          <table:table-cell table:style-name="ce6" table:formula="of:=[.F9]/40.7" office:value-type="float" office:value="3.3415233415233412">
            <text:p>3.3415233415233412</text:p>
          </table:table-cell>
          <table:table-cell table:number-columns-repeated="1024"/>
        </table:table-row>
        <table:table-row table:style-name="ro8">
          <table:table-cell office:value-type="string">
            <text:p>К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number-rows-repeated="52" table:style-name="ro8">
          <table:table-cell table:number-columns-repeated="1024"/>
        </table:table-row>
      </table:table>
      <table:table table:name="Расход3" table:style-name="ta6">
        <table:table-column table:number-columns-repeated="1024" table:style-name="co10" table:default-cell-style-name="Normal"/>
        <table:table-row table:style-name="ro10">
          <table:table-cell office:value-type="string">
            <text:p>объем</text:p>
          </table:table-cell>
          <table:table-cell table:style-name="ce6" office:value-type="float" office:value="5">
            <text:p>5</text:p>
          </table:table-cell>
          <table:table-cell office:value-type="string">
            <text:p>время</text:p>
          </table:table-cell>
          <table:table-cell table:style-name="ce6" office:value-type="float" office:value="27.73">
            <text:p>27.73</text:p>
          </table:table-cell>
          <table:table-cell office:value-type="string">
            <text:p>об. расход</text:p>
          </table:table-cell>
          <table:table-cell table:style-name="ce6" table:formula="of:=[.$B$1]/[.D1]" office:value-type="float" office:value="0.18031013342949873">
            <text:p>0.18031013342949873</text:p>
          </table:table-cell>
          <table:table-cell office:value-type="string">
            <text:p>масс расход</text:p>
          </table:table-cell>
          <table:table-cell table:style-name="ce6" table:formula="of:=[.F1]*[.$B$2]" office:value-type="float" office:value="0.20811777916613253">
            <text:p>0.20811777916613253</text:p>
          </table:table-cell>
          <table:table-cell table:style-name="ce6"/>
          <table:table-cell office:value-type="string">
            <text:p>ток</text:p>
          </table:table-cell>
          <table:table-cell office:value-type="float" office:value="0.081000000000000003">
            <text:p>0.081000000000000003</text:p>
          </table:table-cell>
          <table:table-cell table:number-columns-repeated="1024"/>
        </table:table-row>
        <table:table-row table:style-name="ro11">
          <table:table-cell office:value-type="string">
            <text:p>плотность</text:p>
          </table:table-cell>
          <table:table-cell table:style-name="ce6" table:formula="of:=0.029*[ДавлТемпВлажнос.B1]*133/8.31/(273+[ДавлТемпВлажнос.B2])" office:value-type="float" office:value="1.1542212032553711">
            <text:p>1.1542212032553711</text:p>
          </table:table-cell>
          <table:table-cell office:value-type="string">
            <text:p>с</text:p>
          </table:table-cell>
          <table:table-cell table:style-name="ce6" office:value-type="float" office:value="27.899999999999999">
            <text:p>27.899999999999999</text:p>
          </table:table-cell>
          <table:table-cell office:value-type="string">
            <text:p>л/с</text:p>
          </table:table-cell>
          <table:table-cell table:style-name="ce6" table:formula="of:=[.$B$1]/[.D2]" office:value-type="float" office:value="0.17921146953405018">
            <text:p>0.17921146953405018</text:p>
          </table:table-cell>
          <table:table-cell office:value-type="string">
            <text:p>г/с</text:p>
          </table:table-cell>
          <table:table-cell table:style-name="ce6" table:formula="of:=[.F2]*[.$B$2]" office:value-type="float" office:value="0.20684967800275469">
            <text:p>0.20684967800275469</text:p>
          </table:table-cell>
          <table:table-cell table:style-name="ce6"/>
          <table:table-cell office:value-type="string">
            <text:p>А</text:p>
          </table:table-cell>
          <table:table-cell table:style-name="ce6"/>
          <table:table-cell table:number-columns-repeated="1024"/>
        </table:table-row>
        <table:table-row table:style-name="ro12">
          <table:table-cell table:style-name="ce6"/>
          <table:table-cell table:style-name="ce6"/>
          <table:table-cell table:style-name="ce6"/>
          <table:table-cell table:style-name="ce6" office:value-type="float" office:value="27.850000000000001">
            <text:p>27.850000000000001</text:p>
          </table:table-cell>
          <table:table-cell table:style-name="ce6"/>
          <table:table-cell table:style-name="ce6" table:formula="of:=[.$B$1]/[.D3]" office:value-type="float" office:value="0.17953321364452424">
            <text:p>0.17953321364452424</text:p>
          </table:table-cell>
          <table:table-cell table:style-name="ce6"/>
          <table:table-cell table:style-name="ce6" table:formula="of:=[.F3]*[.$B$2]" office:value-type="float" office:value="0.20722104187708637">
            <text:p>0.20722104187708637</text:p>
          </table:table-cell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">
          <table:table-cell table:style-name="ce6"/>
          <table:table-cell table:style-name="ce6"/>
          <table:table-cell table:style-name="ce6"/>
          <table:table-cell table:style-name="ce6" office:value-type="float" office:value="27.949999999999999">
            <text:p>27.949999999999999</text:p>
          </table:table-cell>
          <table:table-cell table:style-name="ce6"/>
          <table:table-cell table:style-name="ce6" table:formula="of:=[.$B$1]/[.D4]" office:value-type="float" office:value="0.17889087656529518">
            <text:p>0.17889087656529518</text:p>
          </table:table-cell>
          <table:table-cell table:style-name="ce6"/>
          <table:table-cell table:style-name="ce6" table:formula="of:=[.F4]*[.$B$2]" office:value-type="float" office:value="0.20647964280060307">
            <text:p>0.20647964280060307</text:p>
          </table:table-cell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number-rows-repeated="59" table:style-name="ro9">
          <table:table-cell table:number-columns-repeated="1024"/>
        </table:table-row>
      </table:table>
      <table:table table:name="Измерения3" table:style-name="ta7">
        <table:table-column table:number-columns-repeated="1024" table:style-name="co11" table:default-cell-style-name="Normal"/>
        <table:table-row table:style-name="ro16">
          <table:table-cell office:value-type="string">
            <text:p>I</text:p>
          </table:table-cell>
          <table:table-cell table:style-name="ce7" office:value-type="float" office:value="131.56999999999999">
            <text:p>131.56999999999999</text:p>
          </table:table-cell>
          <table:table-cell table:style-name="ce6" office:value-type="float" office:value="153.93000000000001">
            <text:p>153.93000000000001</text:p>
          </table:table-cell>
          <table:table-cell table:style-name="ce7" office:value-type="float" office:value="166.75">
            <text:p>166.75</text:p>
          </table:table-cell>
          <table:table-cell table:style-name="ce6" office:value-type="float" office:value="177.5">
            <text:p>177.5</text:p>
          </table:table-cell>
          <table:table-cell table:style-name="ce6" office:value-type="float" office:value="140">
            <text:p>140</text:p>
          </table:table-cell>
          <table:table-cell table:number-columns-repeated="1024"/>
        </table:table-row>
        <table:table-row table:style-name="ro17">
          <table:table-cell office:value-type="string">
            <text:p>мА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">
          <table:table-cell office:value-type="string">
            <text:p>U</text:p>
          </table:table-cell>
          <table:table-cell table:style-name="ce6" office:value-type="float" office:value="4.5999999999999996">
            <text:p>4.5999999999999996</text:p>
          </table:table-cell>
          <table:table-cell table:style-name="ce6" office:value-type="float" office:value="5.4000000000000004">
            <text:p>5.4000000000000004</text:p>
          </table:table-cell>
          <table:table-cell table:style-name="ce6" office:value-type="float" office:value="5.8849999999999998">
            <text:p>5.8849999999999998</text:p>
          </table:table-cell>
          <table:table-cell table:style-name="ce6" office:value-type="float" office:value="6.2664999999999997">
            <text:p>6.2664999999999997</text:p>
          </table:table-cell>
          <table:table-cell table:style-name="ce6" office:value-type="float" office:value="4.9370000000000003">
            <text:p>4.9370000000000003</text:p>
          </table:table-cell>
          <table:table-cell table:number-columns-repeated="1024"/>
        </table:table-row>
        <table:table-row table:style-name="ro19">
          <table:table-cell office:value-type="string">
            <text:p>В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">
          <table:table-cell office:value-type="string">
            <text:p>N</text:p>
          </table:table-cell>
          <table:table-cell table:style-name="ce6" table:formula="of:=[.B1]*[.B3]" office:value-type="float" office:value="605.22199999999987">
            <text:p>605.22199999999987</text:p>
          </table:table-cell>
          <table:table-cell table:style-name="ce6" table:formula="of:=[.C1]*[.C3]" office:value-type="float" office:value="831.22200000000009">
            <text:p>831.22200000000009</text:p>
          </table:table-cell>
          <table:table-cell table:style-name="ce6" table:formula="of:=[.D1]*[.D3]" office:value-type="float" office:value="981.32375000000002">
            <text:p>981.32375000000002</text:p>
          </table:table-cell>
          <table:table-cell table:style-name="ce6" table:formula="of:=[.E1]*[.E3]" office:value-type="float" office:value="1112.30375">
            <text:p>1112.30375</text:p>
          </table:table-cell>
          <table:table-cell table:style-name="ce8" table:formula="of:=[.F1]*[.F3]" office:value-type="float" office:value="691.18000000000006">
            <text:p>691.18000000000006</text:p>
          </table:table-cell>
          <table:table-cell table:number-columns-repeated="1024"/>
        </table:table-row>
        <table:table-row table:style-name="ro21">
          <table:table-cell office:value-type="string">
            <text:p>мВт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">
          <table:table-cell office:value-type="string">
            <text:p>R</text:p>
          </table:table-cell>
          <table:table-cell table:style-name="ce6" table:formula="of:=[.B3]/[.B1]" office:value-type="float" office:value="0.034962377441666033">
            <text:p>0.034962377441666033</text:p>
          </table:table-cell>
          <table:table-cell table:style-name="ce6" table:formula="of:=[.C3]/[.C1]" office:value-type="float" office:value="0.035080880919898659">
            <text:p>0.035080880919898659</text:p>
          </table:table-cell>
          <table:table-cell table:style-name="ce6" table:formula="of:=[.D3]/[.D1]" office:value-type="float" office:value="0.035292353823088457">
            <text:p>0.035292353823088457</text:p>
          </table:table-cell>
          <table:table-cell table:style-name="ce6" table:formula="of:=[.E3]/[.E1]" office:value-type="float" office:value="0.035304225352112674">
            <text:p>0.035304225352112674</text:p>
          </table:table-cell>
          <table:table-cell table:style-name="ce8" table:formula="of:=[.F3]/[.F1]" office:value-type="float" office:value="0.035264285714285713">
            <text:p>0.035264285714285713</text:p>
          </table:table-cell>
          <table:table-cell table:number-columns-repeated="1024"/>
        </table:table-row>
        <table:table-row table:style-name="ro23">
          <table:table-cell office:value-type="string">
            <text:p>кОм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">
          <table:table-cell table:style-name="ce4" office:value-type="string">
            <text:p>ζ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110">
            <text:p>110</text:p>
          </table:table-cell>
          <table:table-cell table:number-columns-repeated="1024"/>
        </table:table-row>
        <table:table-row table:style-name="ro25">
          <table:table-cell office:value-type="string">
            <text:p>мкВ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">
          <table:table-cell table:style-name="ce4" office:value-type="string">
            <text:p>ΔT</text:p>
          </table:table-cell>
          <table:table-cell table:style-name="ce6" table:formula="of:=[.B9]/40.7" office:value-type="float" office:value="2.1375921375921374">
            <text:p>2.1375921375921374</text:p>
          </table:table-cell>
          <table:table-cell table:style-name="ce6" table:formula="of:=[.C9]/40.7" office:value-type="float" office:value="2.9484029484029484">
            <text:p>2.9484029484029484</text:p>
          </table:table-cell>
          <table:table-cell table:style-name="ce6" table:formula="of:=[.D9]/40.7" office:value-type="float" office:value="3.5872235872235869">
            <text:p>3.5872235872235869</text:p>
          </table:table-cell>
          <table:table-cell table:style-name="ce6" table:formula="of:=[.E9]/40.7" office:value-type="float" office:value="4.201474201474201">
            <text:p>4.201474201474201</text:p>
          </table:table-cell>
          <table:table-cell table:style-name="ce8" table:formula="of:=[.F9]/40.7" office:value-type="float" office:value="2.7027027027027026">
            <text:p>2.7027027027027026</text:p>
          </table:table-cell>
          <table:table-cell table:number-columns-repeated="1024"/>
        </table:table-row>
        <table:table-row table:style-name="ro27">
          <table:table-cell office:value-type="string">
            <text:p>К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number-rows-repeated="52"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 PL New Kai" svg:font-family="AR PL New Kai"/>
    <style:font-face style:name="Calibri" svg:font-family="Calibri"/>
  </office:font-face-decls>
  <office:styles>
    <style:default-style style:family="table-cell"/>
    <number:percentage-style style:name="NF10002">
      <number:number number:min-integer-digits="1"/>
      <number:text>%</number:text>
    </number:percentage-style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5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6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7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0.127</meta:generator>
    <meta:initial-creator/>
    <meta:creation-date/>
    <meta:editing-cycles/>
    <meta:editing-duration/>
    <dc:date/>
    <dc:creator/>
    <meta:document-statistic/>
  </office:meta>
</office:document-meta>
</file>